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none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2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2" fo:font-size="35pt" fo:text-shadow="none" fo:font-weight="bold" style:font-name-asian="Segoe UI1" style:font-size-asian="35pt" style:font-weight-asian="bold" style:font-name-complex="Segoe UI1" style:font-size-complex="35pt" style:font-weight-complex="bold"/>
    </style:style>
    <style:style style:name="T6" style:family="text">
      <style:text-properties fo:color="#000000" style:font-name="Segoe UI2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7" style:family="text">
      <style:text-properties fo:color="#ffffff" style:font-name="Segoe UI2" fo:font-size="26pt" fo:text-shadow="1pt 1pt" style:font-name-asian="Segoe UI1" style:font-size-asian="26pt" style:font-name-complex="Segoe UI1" style:font-size-complex="26pt"/>
    </style:style>
    <style:style style:name="T8" style:family="text">
      <style:text-properties fo:color="#000000" style:font-name="Segoe UI2" fo:font-size="20pt" fo:text-shadow="none" fo:font-weight="bold" style:font-name-asian="Segoe UI1" style:font-size-asian="20pt" style:font-weight-asian="bold" style:font-name-complex="Segoe UI1" style:font-size-complex="20pt" style:font-weight-complex="bold"/>
    </style:style>
    <style:style style:name="T9" style:family="text">
      <style:text-properties fo:color="#ffffff" style:font-name="Segoe UI2" fo:font-size="16pt" fo:text-shadow="1pt 1pt" style:font-name-asian="Segoe UI1" style:font-size-asian="16pt" style:font-name-complex="Segoe UI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645</text:span></text:p>
            <text:p text:style-name="P1"><text:span text:style-name="T2">“</text:span><text:span text:style-name="T2">Built on the Rock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908cm" svg:height="7.366cm" svg:x="1.016cm" svg:y="0.508cm">
          <draw:text-box>
            <text:p text:style-name="P4"><text:span text:style-name="T3">1. </text:span><text:span text:style-name="T4">Built on the Rock the Church </text:span><text:span text:style-name="T5">shall stand</text:span><text:span text:style-name="T4"><text:line-break/></text:span><text:span text:style-name="T4">Even when steeples are falling.</text:span><text:span text:style-name="T4"><text:line-break/></text:span><text:span text:style-name="T4">Crumbled have spires in ev’ry land;</text:span><text:span text:style-name="T4"><text:line-break/></text:span><text:span text:style-name="T4">Bells still are chiming and call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5.146cm" svg:height="5.321cm" svg:x="1.524cm" svg:y="0.508cm">
          <draw:text-box>
            <text:p text:style-name="P4"><text:span text:style-name="T4">Calling the young and old to rest,</text:span><text:span text:style-name="T4"><text:line-break/></text:span><text:span text:style-name="T4">But above all the souls distressed,</text:span><text:span text:style-name="T4"><text:line-break/></text:span><text:span text:style-name="T4">Longing for rest everlast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5" draw:layer="layout" svg:width="25.146cm" svg:height="7.011cm" svg:x="1.524cm" svg:y="0.508cm">
          <draw:text-box>
            <text:p text:style-name="P4"><text:span text:style-name="T6">2. </text:span><text:span text:style-name="T4">Surely in temples made with hands</text:span><text:span text:style-name="T4"><text:line-break/></text:span><text:span text:style-name="T4">God, the Most High, is not dwelling;</text:span><text:span text:style-name="T4"><text:line-break/></text:span><text:span text:style-name="T4">High above earth His temple stands,</text:span><text:span text:style-name="T4"><text:line-break/></text:span><text:span text:style-name="T4">All earthly temples excel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6" draw:layer="layout" svg:width="25.146cm" svg:height="5.321cm" svg:x="1.477cm" svg:y="0.521cm">
          <draw:text-box>
            <text:p text:style-name="P1"><text:span text:style-name="T4">Yet He who dwells in heav’n above</text:span><text:span text:style-name="T4"><text:line-break/></text:span><text:span text:style-name="T4">Chooses to live with us in love,</text:span><text:span text:style-name="T4"><text:line-break/></text:span><text:span text:style-name="T4">Making our bodies His tem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5" draw:layer="layout" svg:width="25.146cm" svg:height="7.011cm" svg:x="1.504cm" svg:y="0.528cm">
          <draw:text-box>
            <text:p text:style-name="P4"><text:span text:style-name="T3">3. </text:span><text:span text:style-name="T4">We are God’s house of living stones,</text:span><text:span text:style-name="T4"><text:line-break/></text:span><text:span text:style-name="T4">Built for His own habitation.</text:span><text:span text:style-name="T4"><text:line-break/></text:span><text:span text:style-name="T4">He through baptismal grace us owns</text:span><text:span text:style-name="T4"><text:line-break/></text:span><text:span text:style-name="T4">Heirs of His wondrous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5" draw:layer="layout" svg:width="25.146cm" svg:height="5.321cm" svg:x="1.524cm" svg:y="0.521cm">
          <draw:text-box>
            <text:p text:style-name="P4"><text:span text:style-name="T4">Were we but two His name to tell,</text:span><text:span text:style-name="T4"><text:line-break/></text:span><text:span text:style-name="T4">Yet He would deign with us to dwell</text:span><text:span text:style-name="T4"><text:line-break/></text:span><text:span text:style-name="T4">With all His grace and His fav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5" draw:text-style-name="P5" draw:layer="layout" svg:width="24.638cm" svg:height="7.011cm" svg:x="1.524cm" svg:y="0.609cm">
          <draw:text-box>
            <text:p text:style-name="P4"><text:span text:style-name="T4">4. Here stands the font before our eyes,</text:span><text:span text:style-name="T4"><text:line-break/></text:span><text:span text:style-name="T4">Telling how God has received us.</text:span><text:span text:style-name="T4"><text:line-break/></text:span><text:span text:style-name="T4">The_altar recalls Christ’s sacrifice</text:span><text:span text:style-name="T4"><text:line-break/></text:span><text:span text:style-name="T4">And what His Supper here gives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5" draw:layer="layout" svg:width="25.146cm" svg:height="5.321cm" svg:x="1.524cm" svg:y="0.521cm">
          <draw:text-box>
            <text:p text:style-name="P4"><text:span text:style-name="T4">Here sound the Scriptures that proclaim</text:span><text:span text:style-name="T4"><text:line-break/></text:span><text:span text:style-name="T4">Christ yesterday, today, the same,</text:span><text:span text:style-name="T4"><text:line-break/></text:span><text:span text:style-name="T4">And evermore, our Redeem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5" draw:text-style-name="P5" draw:layer="layout" svg:width="24.638cm" svg:height="7.011cm" svg:x="1.778cm" svg:y="0.508cm">
          <draw:text-box>
            <text:p text:style-name="P4"><text:span text:style-name="T3">5. </text:span><text:span text:style-name="T4">Grant, then, O God, Your will be done,</text:span><text:span text:style-name="T4"><text:line-break/></text:span><text:span text:style-name="T4">That, when the church bells are ringing,</text:span><text:span text:style-name="T4"><text:line-break/></text:span><text:span text:style-name="T4">Many in saving faith may come</text:span><text:span text:style-name="T4"><text:line-break/></text:span><text:span text:style-name="T4">Where Christ His message is bring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6" draw:text-style-name="P6" draw:layer="layout" svg:width="24.638cm" svg:height="10.951cm" svg:x="1.778cm" svg:y="0.479cm">
          <draw:text-box>
            <text:p text:style-name="P1"><text:span text:style-name="T4">“</text:span><text:span text:style-name="T4">I know My own; My own know Me.</text:span><text:span text:style-name="T4"><text:line-break/></text:span><text:span text:style-name="T4">You, not the world, My face shall see.</text:span><text:span text:style-name="T4"><text:line-break/></text:span><text:span text:style-name="T4">My peace I leave with you. Amen.”</text:span></text:p>
            <text:p text:style-name="P1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14"/></text:span><text:span text:style-name="T8">Public domain</text:span></text:p>
            <text:p text:style-name="P7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5:56:41.011000000</meta:creation-date>
    <dc:date>2019-04-27T11:46:21.840000000</dc:date>
    <meta:editing-duration>PT12M51S</meta:editing-duration>
    <meta:editing-cycles>7</meta:editing-cycles>
    <meta:generator>LibreOffice/6.1.5.2$Windows_X86_64 LibreOffice_project/90f8dcf33c87b3705e78202e3df5142b201bd805</meta:generator>
    <meta:document-statistic meta:object-count="54"/>
  </office:meta>
</office:document-meta>
</file>